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32.4pt"/>
    </style:style>
    <style:style style:name="co6" style:family="table-column">
      <style:table-column-properties fo:break-before="auto" style:column-width="30.1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juanheredia_age24_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.79426884651" calcext:value-type="float">
            <text:p>5.794268846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.87252306938" calcext:value-type="float">
            <text:p>3.872523069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91320109367" calcext:value-type="float">
            <text:p>1.9132010937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.79325699806" calcext:value-type="float">
            <text:p>5.7932569981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.72121191025" calcext:value-type="float">
            <text:p>2.721211910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.90524697304" calcext:value-type="float">
            <text:p>2.905246973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.28138899803" calcext:value-type="float">
            <text:p>2.281388998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.4562959671" calcext:value-type="float">
            <text:p>1.4562959671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3.67362904549" calcext:value-type="float">
            <text:p>3.6736290455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4.76884698868" calcext:value-type="float">
            <text:p>4.76884698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.80939483643" calcext:value-type="float">
            <text:p>5.8093948364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.84876704216" calcext:value-type="float">
            <text:p>3.8487670422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.08108615875" calcext:value-type="float">
            <text:p>1.08108615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7.72027111053" calcext:value-type="float">
            <text:p>7.72027111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80148601532" calcext:value-type="float">
            <text:p>1.801486015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.01784396172" calcext:value-type="float">
            <text:p>3.017843961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.29847311974" calcext:value-type="float">
            <text:p>3.298473119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48107814789" calcext:value-type="float">
            <text:p>2.4810781479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37710499763" calcext:value-type="float">
            <text:p>2.3771049976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60100889206" calcext:value-type="float">
            <text:p>2.60100889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04130196571" calcext:value-type="float">
            <text:p>3.0413019657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4.11302018166" calcext:value-type="float">
            <text:p>4.1130201817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.38534283638" calcext:value-type="float">
            <text:p>5.3853428364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.51310181618" calcext:value-type="float">
            <text:p>3.5131018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50451517105" calcext:value-type="float">
            <text:p>3.5045151711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64965200424" calcext:value-type="float">
            <text:p>2.6496520042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24090194702" calcext:value-type="float">
            <text:p>2.240901947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.97749495506" calcext:value-type="float">
            <text:p>7.9774949551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62457799911" calcext:value-type="float">
            <text:p>2.6245779991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.96928191185" calcext:value-type="float">
            <text:p>2.969281911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.82429695129" calcext:value-type="float">
            <text:p>3.8242969513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.78575992584" calcext:value-type="float">
            <text:p>3.7857599258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.84130501747" calcext:value-type="float">
            <text:p>3.84130501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49717903137" calcext:value-type="float">
            <text:p>3.4971790314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4.40909981728" calcext:value-type="float">
            <text:p>4.4090998173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87294197083" calcext:value-type="float">
            <text:p>2.872941970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4.02480912209" calcext:value-type="float">
            <text:p>4.0248091221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.3289129734" calcext:value-type="float">
            <text:p>3.3289129734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28150320053" calcext:value-type="float">
            <text:p>2.281503200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.38534283638" calcext:value-type="float">
            <text:p>4.3853428364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.93692922592" calcext:value-type="float">
            <text:p>1.9369292259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4.36959505081" calcext:value-type="float">
            <text:p>4.3695950508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.30484008789" calcext:value-type="float">
            <text:p>2.30484008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7.48084998131" calcext:value-type="float">
            <text:p>7.480849981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.23400616646" calcext:value-type="float">
            <text:p>3.2340061665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.12847781181" calcext:value-type="float">
            <text:p>3.128477811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76267719269" calcext:value-type="float">
            <text:p>2.7626771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.3125140667" calcext:value-type="float">
            <text:p>5.3125140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.98613619804" calcext:value-type="float">
            <text:p>2.986136198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.53649997711" calcext:value-type="float">
            <text:p>3.5364999771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.82484388351" calcext:value-type="float">
            <text:p>1.8248438835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.47388505936" calcext:value-type="float">
            <text:p>2.4738850594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.20085406303" calcext:value-type="float">
            <text:p>3.200854063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768627882" calcext:value-type="float">
            <text:p>1.76862788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85764694214" calcext:value-type="float">
            <text:p>1.8576469421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3.48165488243" calcext:value-type="float">
            <text:p>3.481654882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4.57683587074" calcext:value-type="float">
            <text:p>4.5768358707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.2168200016" calcext:value-type="float">
            <text:p>2.2168200016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.45790982246" calcext:value-type="float">
            <text:p>2.4579098225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4.00892615318" calcext:value-type="float">
            <text:p>4.0089261532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.39229393005" calcext:value-type="float">
            <text:p>3.3922939301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88115596771" calcext:value-type="float">
            <text:p>2.8811559677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3.16884803772" calcext:value-type="float">
            <text:p>3.16884803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.75465917587" calcext:value-type="float">
            <text:p>2.7546591759</text:p>
          </table:table-cell>
        </table:table-row>
        <table:table-row table:style-name="ro1">
          <table:table-cell table:formula="of:=(8-COUNTIF([.A1:.A64];&quot;=0&quot;))/8" office:value-type="float" office:value="0.875" calcext:value-type="float">
            <text:p>0.875</text:p>
          </table:table-cell>
          <table:table-cell table:formula="of:=(8-COUNTIF([.B1:.B64];&quot;=0&quot;))/8" office:value-type="float" office:value="1" calcext:value-type="float">
            <text:p>1</text:p>
          </table:table-cell>
          <table:table-cell table:formula="of:=(8-COUNTIF([.C1:.C64];&quot;=0&quot;))/8" office:value-type="float" office:value="0.875" calcext:value-type="float">
            <text:p>0.875</text:p>
          </table:table-cell>
          <table:table-cell table:formula="of:=(8-COUNTIF([.D1:.D64];&quot;=0&quot;))/8" office:value-type="float" office:value="0.75" calcext:value-type="float">
            <text:p>0.75</text:p>
          </table:table-cell>
          <table:table-cell table:formula="of:=(8-COUNTIF([.E1:.E64];&quot;=0&quot;))/8" office:value-type="float" office:value="0.5" calcext:value-type="float">
            <text:p>0.5</text:p>
          </table:table-cell>
          <table:table-cell table:formula="of:=(8-COUNTIF([.F1:.F64];&quot;=0&quot;))/8" office:value-type="float" office:value="0.75" calcext:value-type="float">
            <text:p>0.75</text:p>
          </table:table-cell>
          <table:table-cell table:formula="of:=(8-COUNTIF([.G1:.G64];&quot;=0&quot;))/8" office:value-type="float" office:value="0.75" calcext:value-type="float">
            <text:p>0.75</text:p>
          </table:table-cell>
          <table:table-cell table:formula="of:=(8-COUNTIF([.H1:.H64];&quot;=0&quot;))/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21:02:47.545047495</dc:date>
    <meta:editing-duration>PT51S</meta:editing-duration>
    <meta:editing-cycles>1</meta:editing-cycles>
    <meta:document-statistic meta:table-count="1" meta:cell-count="720" meta:object-count="0"/>
    <meta:generator>LibreOffice/5.1.6.2$Linux_X86_64 LibreOffice_project/10m0$Build-2</meta:generator>
  </office:meta>
</office:document-meta>
</file>